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1741" officeooo:paragraph-rsid="000a1741"/>
    </style:style>
    <style:style style:name="P2" style:family="paragraph" style:parent-style-name="Text_20_body">
      <style:text-properties officeooo:rsid="000b81d2" officeooo:paragraph-rsid="000b81d2"/>
    </style:style>
    <style:style style:name="P3" style:family="paragraph" style:parent-style-name="Standard">
      <style:text-properties officeooo:rsid="000a1741" officeooo:paragraph-rsid="000a1741"/>
    </style:style>
    <style:style style:name="P4" style:family="paragraph" style:parent-style-name="Text_20_body">
      <style:text-properties officeooo:rsid="000db555" officeooo:paragraph-rsid="000db555"/>
    </style:style>
    <style:style style:name="P5" style:family="paragraph" style:parent-style-name="Text_20_body">
      <style:text-properties officeooo:paragraph-rsid="000db555"/>
    </style:style>
    <style:style style:name="P6" style:family="paragraph" style:parent-style-name="Heading_20_1">
      <style:text-properties officeooo:rsid="000a1741" officeooo:paragraph-rsid="000a1741"/>
    </style:style>
    <style:style style:name="P7" style:family="paragraph" style:parent-style-name="Heading_20_1">
      <style:text-properties officeooo:rsid="000b81d2"/>
    </style:style>
    <style:style style:name="P8" style:family="paragraph" style:parent-style-name="Heading_20_1" style:list-style-name=""/>
    <style:style style:name="P9" style:family="paragraph" style:parent-style-name="Heading_20_3">
      <style:text-properties officeooo:rsid="000db555" officeooo:paragraph-rsid="000db555"/>
    </style:style>
    <style:style style:name="P10" style:family="paragraph" style:parent-style-name="Heading_20_3">
      <style:paragraph-properties fo:break-before="page"/>
      <style:text-properties officeooo:rsid="000db555" officeooo:paragraph-rsid="000db555"/>
    </style:style>
    <style:style style:name="T1" style:family="text">
      <style:text-properties officeooo:rsid="000d9626"/>
    </style:style>
    <style:style style:name="T2" style:family="text">
      <style:text-properties officeooo:rsid="000db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hari Ollivierre</text:p>
      <text:p text:style-name="P3">Lab <text:span text:style-name="T2">3</text:span></text:p>
      <text:p text:style-name="P3">Section 1490</text:p>
      <text:p text:style-name="P3"/>
      <text:h text:style-name="P6" text:outline-level="1">Pseudocode</text:h>
      <text:h text:style-name="P9" text:outline-level="3">Lab 3a</text:h>
      <text:p text:style-name="P4">Define clock control/status and IOREG codes as constants</text:p>
      <text:p text:style-name="P4">Define CLKEVOUT code for PORTC_6 output ("00000001")</text:p>
      <text:p text:style-name="P4"/>
      <text:p text:style-name="P4">BEGIN MAIN</text:p>
      <text:p text:style-name="P4"><text:tab/>CALL CLKSEL</text:p>
      <text:p text:style-name="P4"><text:tab/>SET PORTC_7 to output</text:p>
      <text:p text:style-name="P4"><text:tab/>SET PORTCFG_CLKEVOUT to constant defined above</text:p>
      <text:p text:style-name="P4"><text:tab/>WHILE true</text:p>
      <text:p text:style-name="P4"><text:tab/>END WHILE</text:p>
      <text:p text:style-name="P4">END MAIN</text:p>
      <text:p text:style-name="P4"/>
      <text:p text:style-name="P4">BEGIN CLKSEL</text:p>
      <text:p text:style-name="P4"><text:tab/>SET CPU_CCP to IOREG (0xD8)</text:p>
      <text:p text:style-name="P4"><text:tab/>WHILE OSC_STATUS is ~(status constant for desired clock)</text:p>
      <text:p text:style-name="P4"><text:tab/>END WHILE</text:p>
      <text:p text:style-name="P4"><text:tab/>SET OSC_CTRL to (control constant for desired clock)</text:p>
      <text:p text:style-name="P4"><text:tab/>SET CLK_PSCTRL to (chosen prescalar settings)</text:p>
      <text:p text:style-name="P4"><text:tab/>SET CLK_CTRL to (control constant for desired clock)</text:p>
      <text:p text:style-name="P4">END CLKSEL</text:p>
      <text:p text:style-name="P4"/>
      <text:h text:style-name="P10" text:outline-level="3">Lab 3b</text:h>
      <text:p text:style-name="P4">Define clock control/status and IOREG codes as constants</text:p>
      <text:p text:style-name="P4">DEFINE PERIOD_L as constant "0x00"</text:p>
      <text:p text:style-name="P4">DEFINE PERIOD_H as constant "0xFF"</text:p>
      <text:p text:style-name="P4">DEFINE C0_CTRL as constant "0x07"</text:p>
      <text:p text:style-name="P4"/>
      <text:p text:style-name="P4">BEGIN MAIN</text:p>
      <text:p text:style-name="P4"><text:tab/>LOAD 4 registers used in CLKSEL with codes for 2 MHz clock</text:p>
      <text:p text:style-name="P4"><text:tab/>CALL CLKSEL</text:p>
      <text:p text:style-name="P4"><text:tab/>CALL CNTCFG_C0</text:p>
      <text:p text:style-name="P4"><text:tab/>SET PORTC to output</text:p>
      <text:p text:style-name="P4"><text:tab/>WHILE true</text:p>
      <text:p text:style-name="P4"><text:tab/><text:tab/>OUTPUT TCCO_CNTL to PORTC</text:p>
      <text:p text:style-name="P4"><text:tab/>END WHILE</text:p>
      <text:p text:style-name="P4">END MAIN</text:p>
      <text:p text:style-name="P4"><text:tab/></text:p>
      <text:p text:style-name="P4">BEGIN CLKSEL</text:p>
      <text:p text:style-name="P4"><text:tab/>SET CPU_CCP to IOREG (0xD8)</text:p>
      <text:p text:style-name="P4"><text:tab/>WHILE OSC_STATUS is ~(status constant for desired clock)</text:p>
      <text:p text:style-name="P4"><text:tab/>END WHILE</text:p>
      <text:p text:style-name="P4"><text:tab/>SET OSC_CTRL to (control constant for desired clock)</text:p>
      <text:p text:style-name="P4"><text:tab/>SET CLK_PSCTRL to (chosen prescalar settings)</text:p>
      <text:p text:style-name="P4"><text:tab/>SET CLK_CTRL to (control constant for desired clock)</text:p>
      <text:p text:style-name="P4">END CLKSEL</text:p>
      <text:p text:style-name="P4"/>
      <text:p text:style-name="P4">BEGIN CNTCFG_C0</text:p>
      <text:p text:style-name="P4"><text:tab/>LOAD PERIOD_L into TCC0_PERL</text:p>
      <text:p text:style-name="P4"><text:tab/>LOAD PERIOD_H into TCC0_PERH</text:p>
      <text:p text:style-name="P4"><text:soft-page-break/><text:tab/>LOAD C0_CTRL into TCC0_CTRLA</text:p>
      <text:p text:style-name="P4">END CNTCFG_C0</text:p>
      <text:p text:style-name="P4">DEFINE EBI_CTRL constant "0x41"</text:p>
      <text:p text:style-name="P4">DEFINE EBI_CS0_CTRLA constant "0x42"</text:p>
      <text:p text:style-name="P4">DEFINE EBI_CS0_CTRLB constant "0x06"</text:p>
      <text:p text:style-name="P4">DEFINE EBI_CS0_BASEADDR constant "0x2000"</text:p>
      <text:p text:style-name="P4">DEFINE TDATA constant "0xA5"</text:p>
      <text:p text:style-name="P4">DEFINE TDATA_ADDR constant "0x04"</text:p>
      <text:p text:style-name="P4"/>
      <text:p text:style-name="P4">DEFINE PORTH pins as appropriate control signals</text:p>
      <text:p text:style-name="P4"/>
      <text:p text:style-name="P4">BEGIN MAIN</text:p>
      <text:p text:style-name="P4"><text:tab/>CALL EBICONFIG</text:p>
      <text:p text:style-name="P4"><text:tab/>SET CS0 to 0</text:p>
      <text:p text:style-name="P4"/>
      <text:p text:style-name="P4"><text:tab/>// Load value for writing</text:p>
      <text:p text:style-name="P4"><text:tab/>LOAD TDATA into R18</text:p>
      <text:p text:style-name="P4"><text:tab/>WHILE true</text:p>
      <text:p text:style-name="P4"><text:tab/><text:tab/>LOAD TDATA_ADDR into Z <text:s/>// Load high and low bytes individually</text:p>
      <text:p text:style-name="P4"><text:tab/><text:tab/>CALL WRITE</text:p>
      <text:p text:style-name="P4"><text:tab/><text:tab/>LOAD TDATA_ADDR into Z</text:p>
      <text:p text:style-name="P4"><text:tab/><text:tab/>CALL READ<text:tab/><text:tab/>// Read operation results stored in R16</text:p>
      <text:p text:style-name="P4"><text:tab/>END WHILE</text:p>
      <text:p text:style-name="P4">END MAIN<text:tab/></text:p>
      <text:p text:style-name="P4"/>
      <text:p text:style-name="P4">BEGIN MEMADDRLD</text:p>
      <text:p text:style-name="P4"><text:tab/>SET PORTK to ZL</text:p>
      <text:p text:style-name="P4"><text:tab/>INC Z</text:p>
      <text:p text:style-name="P4">END MEMADDRLD</text:p>
      <text:p text:style-name="P4"><text:soft-page-break/><text:tab/></text:p>
      <text:p text:style-name="P4">BEGIN WRITE</text:p>
      <text:p text:style-name="P4"><text:tab/>CALL MEMADDRLD</text:p>
      <text:p text:style-name="P4"><text:tab/>SET PORTJ to R18<text:tab/>// Low byte to be written</text:p>
      <text:p text:style-name="P4"><text:tab/>LSR R18<text:tab/><text:tab/><text:tab/>// Mask out low byte</text:p>
      <text:p text:style-name="P4"><text:tab/>CALL WRTGL</text:p>
      <text:p text:style-name="P4"><text:tab/>CALL MEMADDRLD</text:p>
      <text:p text:style-name="P4"><text:tab/>SET J[3-0] to R18<text:tab/>// High byte to be written</text:p>
      <text:p text:style-name="P4"><text:tab/>CALL WRTGL</text:p>
      <text:p text:style-name="P4">END WRITE</text:p>
      <text:p text:style-name="P4"><text:tab/></text:p>
      <text:p text:style-name="P4">BEGIN WRTGL</text:p>
      <text:p text:style-name="P4"><text:tab/>SET CS to 0</text:p>
      <text:p text:style-name="P4"><text:tab/>SET ALE to 1</text:p>
      <text:p text:style-name="P4"><text:tab/>SET WE to 0</text:p>
      <text:p text:style-name="P4"><text:tab/>// Just in case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SET CS to 1</text:p>
      <text:p text:style-name="P4"><text:tab/>SET ALE to 0</text:p>
      <text:p text:style-name="P4"><text:tab/>SET WE to 0</text:p>
      <text:p text:style-name="P4">END WRTGL</text:p>
      <text:p text:style-name="P4"/>
      <text:p text:style-name="P4">BEGIN READ</text:p>
      <text:p text:style-name="P4"><text:tab/>CALL MEMADDRLD</text:p>
      <text:p text:style-name="P4"><text:tab/>CALL RDTGL</text:p>
      <text:p text:style-name="P4"><text:soft-page-break/><text:tab/>LOAD PORTJ into R16<text:tab/>// Low byte read</text:p>
      <text:p text:style-name="P4"><text:tab/>CALL MEMADDRLD</text:p>
      <text:p text:style-name="P4"><text:tab/>CALL RDTGL</text:p>
      <text:p text:style-name="P4"><text:tab/>LOAD PORTJ into R17<text:tab/>// High byte read</text:p>
      <text:p text:style-name="P4"><text:tab/>LSL R17<text:tab/><text:tab/><text:tab/>// Shifted to its correct position</text:p>
      <text:p text:style-name="P4"><text:tab/>ADD R16, R17<text:tab/><text:tab/>// Concatenate both bits</text:p>
      <text:p text:style-name="P4"><text:tab/>CLR R17</text:p>
      <text:p text:style-name="P4">END READ</text:p>
      <text:p text:style-name="P4"/>
      <text:p text:style-name="P4">BEGIN RDTGL</text:p>
      <text:p text:style-name="P4"><text:tab/>SET CS to 0</text:p>
      <text:p text:style-name="P4"><text:tab/>SET ALE to 0</text:p>
      <text:p text:style-name="P4"><text:tab/>SET RE to 1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SET CS to 1</text:p>
      <text:p text:style-name="P4"><text:tab/>SET ALE to 0</text:p>
      <text:p text:style-name="P4"><text:tab/>SET RE to 0</text:p>
      <text:p text:style-name="P4">END RDTGL</text:p>
      <text:p text:style-name="P4"/>
      <text:p text:style-name="P4">BEGIN EBICONFIG</text:p>
      <text:p text:style-name="P4"><text:tab/>SET EBI_CTRL to constant defined above</text:p>
      <text:p text:style-name="P4"><text:tab/>SET EBI_CS0_CTRLA to constant defined above</text:p>
      <text:p text:style-name="P4"><text:tab/>SET EBI_CS0_BASEADDR to constant defined above</text:p>
      <text:p text:style-name="P4"><text:tab/>SET PORTH to output for control signals</text:p>
      <text:p text:style-name="P4"><text:tab/>SET PORTK to output for address signal</text:p>
      <text:p text:style-name="P4"/>
      <text:p text:style-name="P4"><text:soft-page-break/><text:tab/>// Control signals predefined above</text:p>
      <text:p text:style-name="P4"><text:tab/>SET CS to 1</text:p>
      <text:p text:style-name="P4"><text:tab/>SET WE to 1</text:p>
      <text:p text:style-name="P4"><text:tab/>SET RE to 1</text:p>
      <text:p text:style-name="P4"><text:tab/>SET ALE to 0</text:p>
      <text:p text:style-name="P4"><text:tab/>SET CS3 to 1</text:p>
      <text:p text:style-name="P4"><text:tab/>SET CS2 to 1</text:p>
      <text:p text:style-name="P4"><text:tab/>SET CS1 to 1</text:p>
      <text:p text:style-name="P4"><text:tab/>SET CS0 to 1</text:p>
      <text:p text:style-name="P4">END EBICONFIG</text:p>
      <text:p text:style-name="P4"><text:tab/></text:p>
      <text:h text:style-name="P10" text:outline-level="3">Lab 3d</text:h>
      <text:p text:style-name="P4">// Reserved registers: R16 (Read register), R17 (temp register for reads), R18 (write register)</text:p>
      <text:p text:style-name="P4"/>
      <text:p text:style-name="P4">Define clock control/status and IOREG codes fo 32 MHz clock as constants</text:p>
      <text:p text:style-name="P4">Define CLKEVOUT code for PORTC_6 output ("00000001")</text:p>
      <text:p text:style-name="P4"/>
      <text:p text:style-name="P4">DEFINE EBI_CTRL constant "0x41"</text:p>
      <text:p text:style-name="P4">DEFINE EBI_CS0_CTRLA constant "0x42"</text:p>
      <text:p text:style-name="P4">DEFINE EBI_CS0_CTRLB constant "0x06"</text:p>
      <text:p text:style-name="P4">DEFINE EBI_CS0_BASEADDR constant "0x3000"</text:p>
      <text:p text:style-name="P4">DEFINE PORTH pins as EBI control signals</text:p>
      <text:p text:style-name="P4"/>
      <text:p text:style-name="P4">DEFINE PERIOD_L as constant "0xA2"</text:p>
      <text:p text:style-name="P4">DEFINE PERIOD_H as constant "0x07"</text:p>
      <text:p text:style-name="P4">DEFINE C0_CTRL as constant "0x07"</text:p>
      <text:p text:style-name="P4">DEFINE CCAFLAGS as "10000000"</text:p>
      <text:p text:style-name="P4"/>
      <text:p text:style-name="P4">BEGIN MAIN</text:p>
      <text:p text:style-name="P4"><text:tab/>SET PORTA as input for switches</text:p>
      <text:p text:style-name="P4"><text:tab/>SET PORTC as output for LEDs</text:p>
      <text:p text:style-name="P4"><text:tab/>CLR Z<text:tab/><text:tab/><text:tab/><text:tab/>// For accessing external memory</text:p>
      <text:p text:style-name="P4"><text:tab/>CALL CLKSEL</text:p>
      <text:p text:style-name="P4"><text:tab/>CALL EBICONFIG</text:p>
      <text:p text:style-name="P4"><text:tab/>CALL CNTCFG_C0</text:p>
      <text:p text:style-name="P4"><text:tab/>CLR R19<text:tab/><text:tab/><text:tab/><text:tab/>// Register for counter flags</text:p>
      <text:p text:style-name="P4"><text:tab/></text:p>
      <text:p text:style-name="P4"><text:tab/>WHILE true</text:p>
      <text:p text:style-name="P4"><text:tab/><text:tab/>WHILE R19 != CCAFLAGS</text:p>
      <text:p text:style-name="P4"><text:soft-page-break/><text:tab/><text:tab/><text:tab/>LOAD TCC0_INTFLAGS into R19</text:p>
      <text:p text:style-name="P4"><text:tab/><text:tab/><text:tab/>R19 &lt;&lt; 3<text:tab/><text:tab/><text:tab/>// Mask out extra flag bits</text:p>
      <text:p text:style-name="P4"><text:tab/><text:tab/>END WHILE</text:p>
      <text:p text:style-name="P4"><text:tab/><text:tab/>LOAD PORTA into R18</text:p>
      <text:p text:style-name="P4"><text:tab/><text:tab/>CALL WRITE<text:tab/><text:tab/><text:tab/><text:tab/>// Write switch data to memory</text:p>
      <text:p text:style-name="P4"><text:tab/><text:tab/>CLR Z<text:tab/><text:tab/><text:tab/><text:tab/><text:tab/>// Reset Z to original memory location</text:p>
      <text:p text:style-name="P4"><text:tab/><text:tab/>CALL READ<text:tab/><text:tab/><text:tab/><text:tab/>// Read memory into R16</text:p>
      <text:p text:style-name="P4"><text:tab/><text:tab/>STORE R18 on PORTC<text:tab/><text:tab/><text:tab/>// Output read data to LEDS</text:p>
      <text:p text:style-name="P4"><text:tab/>END WHILE</text:p>
      <text:p text:style-name="P4">END MAIN</text:p>
      <text:p text:style-name="P4"/>
      <text:p text:style-name="P4">BEGIN CLKSEL</text:p>
      <text:p text:style-name="P4"><text:tab/>SET CPU_CCP to IOREG (0xD8)</text:p>
      <text:p text:style-name="P4"><text:tab/>WHILE OSC_STATUS is ~(status constant for desired clock)</text:p>
      <text:p text:style-name="P4"><text:tab/>END WHILE</text:p>
      <text:p text:style-name="P4"><text:tab/>SET OSC_CTRL to (control constant for desired clock)</text:p>
      <text:p text:style-name="P4"><text:tab/>SET CLK_PSCTRL to (chosen prescalar settings)</text:p>
      <text:p text:style-name="P4"><text:tab/>SET CLK_CTRL to (control constant for desired clock)</text:p>
      <text:p text:style-name="P4">END CLKSEL</text:p>
      <text:p text:style-name="P4"/>
      <text:p text:style-name="P4">BEGIN CNTCFG_C0</text:p>
      <text:p text:style-name="P4"><text:tab/>LOAD PERIOD_L into TCC0_PERL</text:p>
      <text:p text:style-name="P4"><text:tab/>LOAD PERIOD_L into TCC0_CCAL</text:p>
      <text:p text:style-name="P4"><text:tab/>LOAD PERIOD_H into TCC0_PERH</text:p>
      <text:p text:style-name="P4"><text:tab/>LOAD PERIOD_H into TCC0_CCAH</text:p>
      <text:p text:style-name="P4"><text:tab/>LOAD C0_CTRL into TCC0_CTRLA</text:p>
      <text:p text:style-name="P4">END CNTCFG_C0</text:p>
      <text:p text:style-name="P4"/>
      <text:p text:style-name="P4">BEGIN MEMADDRLD</text:p>
      <text:p text:style-name="P4"><text:soft-page-break/><text:tab/>SET PORTK to ZL</text:p>
      <text:p text:style-name="P4"><text:tab/>INC Z</text:p>
      <text:p text:style-name="P4">END MEMADDRLD</text:p>
      <text:p text:style-name="P4"><text:tab/></text:p>
      <text:p text:style-name="P4">BEGIN WRITE</text:p>
      <text:p text:style-name="P4"><text:tab/>CALL MEMADDRLD</text:p>
      <text:p text:style-name="P4"><text:tab/>SET PORTJ to R18<text:tab/>// Low byte to be written</text:p>
      <text:p text:style-name="P4"><text:tab/>LSR R18<text:tab/><text:tab/><text:tab/>// Mask out low byte</text:p>
      <text:p text:style-name="P4"><text:tab/>CALL WRTGL</text:p>
      <text:p text:style-name="P4"><text:tab/>CALL MEMADDRLD</text:p>
      <text:p text:style-name="P4"><text:tab/>SET J[3-0] to R18<text:tab/>// High byte to be written</text:p>
      <text:p text:style-name="P4"><text:tab/>CALL WRTGL</text:p>
      <text:p text:style-name="P4">END WRITE</text:p>
      <text:p text:style-name="P4"><text:tab/></text:p>
      <text:p text:style-name="P4">BEGIN WRTGL</text:p>
      <text:p text:style-name="P4"><text:tab/>SET CS to 0</text:p>
      <text:p text:style-name="P4"><text:tab/>SET ALE to 1</text:p>
      <text:p text:style-name="P4"><text:tab/>SET WE to 0</text:p>
      <text:p text:style-name="P4"><text:tab/>// Just in case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SET CS to 1</text:p>
      <text:p text:style-name="P4"><text:tab/>SET ALE to 0</text:p>
      <text:p text:style-name="P4"><text:tab/>SET WE to 0</text:p>
      <text:p text:style-name="P4">END WRTGL</text:p>
      <text:p text:style-name="P4"/>
      <text:p text:style-name="P4"><text:soft-page-break/>BEGIN READ</text:p>
      <text:p text:style-name="P4"><text:tab/>CALL MEMADDRLD</text:p>
      <text:p text:style-name="P4"><text:tab/>CALL RDTGL</text:p>
      <text:p text:style-name="P4"><text:tab/>LOAD PORTJ into R16<text:tab/>// Low byte read</text:p>
      <text:p text:style-name="P4"><text:tab/>CALL MEMADDRLD</text:p>
      <text:p text:style-name="P4"><text:tab/>CALL RDTGL</text:p>
      <text:p text:style-name="P4"><text:tab/>LOAD PORTJ into R17<text:tab/>// High byte read</text:p>
      <text:p text:style-name="P4"><text:tab/>LSL R17<text:tab/><text:tab/><text:tab/>// Shifted to its correct position</text:p>
      <text:p text:style-name="P4"><text:tab/>ADD R16, R17<text:tab/><text:tab/>// Concatenate both bits</text:p>
      <text:p text:style-name="P4"><text:tab/>CLR R17</text:p>
      <text:p text:style-name="P4">END READ</text:p>
      <text:p text:style-name="P4"/>
      <text:p text:style-name="P4">BEGIN RDTGL</text:p>
      <text:p text:style-name="P4"><text:tab/>SET CS to 0</text:p>
      <text:p text:style-name="P4"><text:tab/>SET ALE to 0</text:p>
      <text:p text:style-name="P4"><text:tab/>SET RE to 1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SET CS to 1</text:p>
      <text:p text:style-name="P4"><text:tab/>SET ALE to 0</text:p>
      <text:p text:style-name="P4"><text:tab/>SET RE to 0</text:p>
      <text:p text:style-name="P4">END RDTGL</text:p>
      <text:p text:style-name="P4"/>
      <text:p text:style-name="P4">BEGIN EBICONFIG</text:p>
      <text:p text:style-name="P4"><text:tab/>SET EBI_CTRL to constant defined above</text:p>
      <text:p text:style-name="P4"><text:tab/>SET EBI_CS0_CTRLA to constant defined above</text:p>
      <text:p text:style-name="P4"><text:tab/>SET EBI_CS0_BASEADDR to constant defined above</text:p>
      <text:p text:style-name="P4"><text:soft-page-break/><text:tab/>SET PORTH to output for control signals</text:p>
      <text:p text:style-name="P4"><text:tab/>SET PORTK to output for address signal</text:p>
      <text:p text:style-name="P4"/>
      <text:p text:style-name="P4"><text:tab/>// Control signals predefined above</text:p>
      <text:p text:style-name="P4"><text:tab/>SET CS to 1</text:p>
      <text:p text:style-name="P4"><text:tab/>SET WE to 1</text:p>
      <text:p text:style-name="P4"><text:tab/>SET RE to 1</text:p>
      <text:p text:style-name="P4"><text:tab/>SET ALE to 0</text:p>
      <text:p text:style-name="P4"><text:tab/>SET CS3 to 1</text:p>
      <text:p text:style-name="P4"><text:tab/>SET CS2 to 1</text:p>
      <text:p text:style-name="P4"><text:tab/>SET CS1 to 1</text:p>
      <text:p text:style-name="P4"><text:tab/>SET CS0 to 1</text:p>
      <text:p text:style-name="P4">END EBICONFIG</text:p>
      <text:p text:style-name="P4"><text:tab/></text:p>
      <text:h text:style-name="P10" text:outline-level="3">Lab 3c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5:14:01.976878733</meta:creation-date>
    <dc:date>2018-02-12T08:48:32.669095858</dc:date>
    <meta:editing-duration>PT10M54S</meta:editing-duration>
    <meta:editing-cycles>4</meta:editing-cycles>
    <meta:generator>LibreOffice/5.3.1.2$Linux_X86_64 LibreOffice_project/30m0$Build-2</meta:generator>
    <meta:print-date>2018-02-08T05:32:09.322618909</meta:print-date>
    <meta:document-statistic meta:table-count="0" meta:image-count="0" meta:object-count="0" meta:page-count="12" meta:paragraph-count="257" meta:word-count="992" meta:character-count="5499" meta:non-whitespace-character-count="4525"/>
  </office:meta>
</office:document-meta>
</file>